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73in"/>
    </style:style>
    <style:style style:name="co3" style:family="table-column">
      <style:table-column-properties fo:break-before="auto" style:column-width="0.3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2"/>
    <style:style style:name="ce3" style:family="table-cell" style:parent-style-name="Default" style:data-style-name="N158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7157in" svg:height="3.5429in" svg:x="4.3543in" svg:y="1.8354in">
            <draw:object draw:notify-on-update-of-ranges="Sheet1.F2:Sheet1.F9 Sheet1.G2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t, с</text:p>
          </table:table-cell>
          <table:table-cell office:value-type="string" calcext:value-type="string">
            <text:p>h1, см</text:p>
          </table:table-cell>
          <table:table-cell office:value-type="string" calcext:value-type="string">
            <text:p>h2, см</text:p>
          </table:table-cell>
          <table:table-cell table:style-name="Default" office:value-type="string" calcext:value-type="string">
            <text:p>y</text:p>
          </table:table-cell>
          <table:table-cell/>
          <table:table-cell office:value-type="string" calcext:value-type="string">
            <text:p>dt, с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eed d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4.5-11" office:value-type="float" office:value="13.5" calcext:value-type="float">
            <text:p>13.5</text:p>
          </table:table-cell>
          <table:table-cell table:formula="of:=19.2-16.1" office:value-type="float" office:value="3.1" calcext:value-type="float">
            <text:p>3.1</text:p>
          </table:table-cell>
          <table:table-cell table:formula="of:=[.B2]/([.B2]-[.C2])" office:value-type="float" office:value="1.29807692307692" calcext:value-type="float">
            <text:p>1.3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2" table:formula="of:=AVERAGE([.D2:.D6])" office:value-type="float" office:value="1.30483031765742" calcext:value-type="float">
            <text:p>1.30</text:p>
          </table:table-cell>
          <table:table-cell table:style-name="ce3" table:number-matrix-columns-spanned="2" table:number-matrix-rows-spanned="5" table:formula="of:=LINEST([.G2:.G9];[.F2:.F9];1;1)" office:value-type="float" office:value="-0.0116641989819322" calcext:value-type="float">
            <text:p>-0.0116642</text:p>
          </table:table-cell>
          <table:table-cell table:style-name="ce3" office:value-type="float" office:value="1.29326712808512" calcext:value-type="float">
            <text:p>1.2932671</text:p>
          </table:table-cell>
          <table:table-cell table:style-name="ce2" office:value-type="float" office:value="0.2" calcext:value-type="float">
            <text:p>0.20</text:p>
          </table:table-cell>
          <table:table-cell table:style-name="ce2" table:formula="of:=[.H2]*[.J2]+[.I2]" office:value-type="float" office:value="1.29093428828873" calcext:value-type="float">
            <text:p>1.29</text:p>
          </table:table-cell>
          <table:table-cell table:formula="of:=[.K2]*[.H3]" office:value-type="float" office:value="0.00141816448222461" calcext:value-type="float">
            <text:p>0.0014181644822246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4.5-10.9" office:value-type="float" office:value="13.6" calcext:value-type="float">
            <text:p>13.6</text:p>
          </table:table-cell>
          <table:table-cell table:formula="of:=19.2-16.1" office:value-type="float" office:value="3.1" calcext:value-type="float">
            <text:p>3.1</text:p>
          </table:table-cell>
          <table:table-cell table:formula="of:=[.B3]/([.B3]-[.C3])" office:value-type="float" office:value="1.2952380952381" calcext:value-type="float">
            <text:p>1.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AVERAGE([.D7:.D8])" office:value-type="float" office:value="1.29035364145658" calcext:value-type="float">
            <text:p>1.29</text:p>
          </table:table-cell>
          <table:table-cell table:style-name="ce2" office:value-type="float" office:value="0.00109855667719891" calcext:value-type="float">
            <text:p>0.00</text:p>
          </table:table-cell>
          <table:table-cell table:style-name="ce2" office:value-type="float" office:value="0.0070796203582478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5-10.5" office:value-type="float" office:value="14.5" calcext:value-type="float">
            <text:p>14.5</text:p>
          </table:table-cell>
          <table:table-cell table:formula="of:=19.3-16" office:value-type="float" office:value="3.3" calcext:value-type="float">
            <text:p>3.3</text:p>
          </table:table-cell>
          <table:table-cell table:formula="of:=[.B4]/([.B4]-[.C4])" office:value-type="float" office:value="1.29464285714286" calcext:value-type="float">
            <text:p>1.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AVERAGE([.D9:.D10])" office:value-type="float" office:value="1.25602175602176" calcext:value-type="float">
            <text:p>1.26</text:p>
          </table:table-cell>
          <table:table-cell table:style-name="ce2" office:value-type="float" office:value="0.949467978795544" calcext:value-type="float">
            <text:p>0.95</text:p>
          </table:table-cell>
          <table:table-cell table:style-name="ce2" office:value-type="float" office:value="0.0123907624273054" calcext:value-type="float">
            <text:p>0.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4.9-10.5" office:value-type="float" office:value="14.4" calcext:value-type="float">
            <text:p>14.4</text:p>
          </table:table-cell>
          <table:table-cell table:formula="of:=19.3-15.9" office:value-type="float" office:value="3.4" calcext:value-type="float">
            <text:p>3.4</text:p>
          </table:table-cell>
          <table:table-cell table:formula="of:=[.B5]/([.B5]-[.C5])" office:value-type="float" office:value="1.30909090909091" calcext:value-type="float">
            <text:p>1.3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AVERAGE([.D11:.D12])" office:value-type="float" office:value="1.24658048373645" calcext:value-type="float">
            <text:p>1.25</text:p>
          </table:table-cell>
          <table:table-cell table:style-name="ce2" office:value-type="float" office:value="112.736592302999" calcext:value-type="float">
            <text:p>112.74</text:p>
          </table:table-cell>
          <table:table-cell table:style-name="ce2" office:value-type="float" office:value="6" calcext:value-type="float">
            <text:p>6.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4.8-10.6" office:value-type="float" office:value="14.2" calcext:value-type="float">
            <text:p>14.2</text:p>
          </table:table-cell>
          <table:table-cell table:formula="of:=19.4-15.9" office:value-type="float" office:value="3.5" calcext:value-type="float">
            <text:p>3.5</text:p>
          </table:table-cell>
          <table:table-cell table:formula="of:=[.B6]/([.B6]-[.C6])" office:value-type="float" office:value="1.32710280373832" calcext:value-type="float">
            <text:p>1.3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AVERAGE([.D13:.D14])" office:value-type="float" office:value="1.23255902513328" calcext:value-type="float">
            <text:p>1.23</text:p>
          </table:table-cell>
          <table:table-cell table:style-name="ce2" office:value-type="float" office:value="0.0173085610234573" calcext:value-type="float">
            <text:p>0.02</text:p>
          </table:table-cell>
          <table:table-cell table:style-name="ce2" office:value-type="float" office:value="0.000921185961179542" calcext:value-type="float">
            <text:p>0.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4.1-10.8" office:value-type="float" office:value="13.3" calcext:value-type="float">
            <text:p>13.3</text:p>
          </table:table-cell>
          <table:table-cell table:formula="of:=19.2-16.1" office:value-type="float" office:value="3.1" calcext:value-type="float">
            <text:p>3.1</text:p>
          </table:table-cell>
          <table:table-cell table:formula="of:=[.B7]/([.B7]-[.C7])" office:value-type="float" office:value="1.30392156862745" calcext:value-type="float">
            <text:p>1.3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table:formula="of:=AVERAGE([.D15:.D16])" office:value-type="float" office:value="1.20684963458249" calcext:value-type="float">
            <text:p>1.21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4.9-10.6" office:value-type="float" office:value="14.3" calcext:value-type="float">
            <text:p>14.3</text:p>
          </table:table-cell>
          <table:table-cell table:formula="of:=19.2-16.1" office:value-type="float" office:value="3.1" calcext:value-type="float">
            <text:p>3.1</text:p>
          </table:table-cell>
          <table:table-cell table:formula="of:=[.B8]/([.B8]-[.C8])" office:value-type="float" office:value="1.27678571428571" calcext:value-type="float">
            <text:p>1.2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AVERAGE([.D17:.D18])" office:value-type="float" office:value="1.17095652173913" calcext:value-type="float">
            <text:p>1.17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4.7-10.7" office:value-type="float" office:value="14" calcext:value-type="float">
            <text:p>14</text:p>
          </table:table-cell>
          <table:table-cell table:formula="of:=19.2-16.2" office:value-type="float" office:value="3" calcext:value-type="float">
            <text:p>3</text:p>
          </table:table-cell>
          <table:table-cell table:formula="of:=[.B9]/([.B9]-[.C9])" office:value-type="float" office:value="1.27272727272727" calcext:value-type="float">
            <text:p>1.2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table:formula="of:=AVERAGE([.D19:.D20])" office:value-type="float" office:value="1.16558558558559" calcext:value-type="float">
            <text:p>1.17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5-10.5" office:value-type="float" office:value="14.5" calcext:value-type="float">
            <text:p>14.5</text:p>
          </table:table-cell>
          <table:table-cell table:formula="of:=19-16.2" office:value-type="float" office:value="2.8" calcext:value-type="float">
            <text:p>2.8</text:p>
          </table:table-cell>
          <table:table-cell table:formula="of:=[.B10]/([.B10]-[.C10])" office:value-type="float" office:value="1.23931623931624" calcext:value-type="float">
            <text:p>1.2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4.5-10.9" office:value-type="float" office:value="13.6" calcext:value-type="float">
            <text:p>13.6</text:p>
          </table:table-cell>
          <table:table-cell table:formula="of:=19-16.3" office:value-type="float" office:value="2.7" calcext:value-type="float">
            <text:p>2.7</text:p>
          </table:table-cell>
          <table:table-cell table:formula="of:=[.B11]/([.B11]-[.C11])" office:value-type="float" office:value="1.2477064220183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4.6-10.9" office:value-type="float" office:value="13.7" calcext:value-type="float">
            <text:p>13.7</text:p>
          </table:table-cell>
          <table:table-cell table:formula="of:=19-16.3" office:value-type="float" office:value="2.7" calcext:value-type="float">
            <text:p>2.7</text:p>
          </table:table-cell>
          <table:table-cell table:formula="of:=[.B12]/([.B12]-[.C12])" office:value-type="float" office:value="1.2454545454545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5.8-10.1" office:value-type="float" office:value="15.7" calcext:value-type="float">
            <text:p>15.7</text:p>
          </table:table-cell>
          <table:table-cell table:formula="of:=19-16.3" office:value-type="float" office:value="2.7" calcext:value-type="float">
            <text:p>2.7</text:p>
          </table:table-cell>
          <table:table-cell table:formula="of:=[.B13]/([.B13]-[.C13])" office:value-type="float" office:value="1.20769230769231" calcext:value-type="float">
            <text:p>1.2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4.6-11.9" office:value-type="float" office:value="12.7" calcext:value-type="float">
            <text:p>12.7</text:p>
          </table:table-cell>
          <table:table-cell table:formula="of:=19-16.4" office:value-type="float" office:value="2.6" calcext:value-type="float">
            <text:p>2.6</text:p>
          </table:table-cell>
          <table:table-cell table:formula="of:=[.B14]/([.B14]-[.C14])" office:value-type="float" office:value="1.25742574257426" calcext:value-type="float">
            <text:p>1.2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4.9-10.6" office:value-type="float" office:value="14.3" calcext:value-type="float">
            <text:p>14.3</text:p>
          </table:table-cell>
          <table:table-cell table:formula="of:=18.9-16.4" office:value-type="float" office:value="2.5" calcext:value-type="float">
            <text:p>2.5</text:p>
          </table:table-cell>
          <table:table-cell table:formula="of:=[.B15]/([.B15]-[.C15])" office:value-type="float" office:value="1.21186440677966" calcext:value-type="float">
            <text:p>1.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4.3-11.2" office:value-type="float" office:value="13.1" calcext:value-type="float">
            <text:p>13.1</text:p>
          </table:table-cell>
          <table:table-cell table:formula="of:=18.8-16.6" office:value-type="float" office:value="2.2" calcext:value-type="float">
            <text:p>2.2</text:p>
          </table:table-cell>
          <table:table-cell table:formula="of:=[.B16]/([.B16]-[.C16])" office:value-type="float" office:value="1.20183486238532" calcext:value-type="float">
            <text:p>1.2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4.5-11" office:value-type="float" office:value="13.5" calcext:value-type="float">
            <text:p>13.5</text:p>
          </table:table-cell>
          <table:table-cell table:formula="of:=18.7-16.7" office:value-type="float" office:value="2" calcext:value-type="float">
            <text:p>2</text:p>
          </table:table-cell>
          <table:table-cell table:formula="of:=[.B17]/([.B17]-[.C17])" office:value-type="float" office:value="1.17391304347826" calcext:value-type="float">
            <text:p>1.1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5-10.4" office:value-type="float" office:value="14.6" calcext:value-type="float">
            <text:p>14.6</text:p>
          </table:table-cell>
          <table:table-cell table:formula="of:=18.7-16.6" office:value-type="float" office:value="2.1" calcext:value-type="float">
            <text:p>2.1</text:p>
          </table:table-cell>
          <table:table-cell table:formula="of:=[.B18]/([.B18]-[.C18])" office:value-type="float" office:value="1.168" calcext:value-type="float">
            <text:p>1.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4.2-11.2" office:value-type="float" office:value="13" calcext:value-type="float">
            <text:p>13</text:p>
          </table:table-cell>
          <table:table-cell table:formula="of:=18.6-16.7" office:value-type="float" office:value="1.9" calcext:value-type="float">
            <text:p>1.9</text:p>
          </table:table-cell>
          <table:table-cell table:formula="of:=[.B19]/([.B19]-[.C19])" office:value-type="float" office:value="1.17117117117117" calcext:value-type="float">
            <text:p>1.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5-10.5" office:value-type="float" office:value="14.5" calcext:value-type="float">
            <text:p>14.5</text:p>
          </table:table-cell>
          <table:table-cell table:formula="of:=18.7-16.7" office:value-type="float" office:value="2" calcext:value-type="float">
            <text:p>2</text:p>
          </table:table-cell>
          <table:table-cell table:formula="of:=[.B20]/([.B20]-[.C20])" office:value-type="float" office:value="1.16" calcext:value-type="float">
            <text:p>1.1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3" number:min-decimal-places="13" number:min-integer-digits="1"/>
    </number:number-style>
    <number:number-style style:name="N153">
      <number:number number:decimal-places="12" number:min-decimal-places="12" number:min-integer-digits="1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9" number:min-decimal-places="9" number:min-integer-digits="1"/>
    </number:number-style>
    <number:number-style style:name="N157">
      <number:number number:decimal-places="8" number:min-decimal-places="8" number:min-integer-digits="1"/>
    </number:number-style>
    <number:number-style style:name="N158">
      <number:number number:decimal-places="7" number:min-decimal-places="7" number:min-integer-digits="1"/>
    </number:number-style>
    <number:number-style style:name="N159">
      <number:number number:decimal-places="6" number:min-decimal-places="6" number:min-integer-digits="1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01:13:56.855639123</meta:creation-date>
    <meta:generator>LibreOffice/7.6.6.3$Linux_X86_64 LibreOffice_project/60$Build-3</meta:generator>
    <dc:date>2024-04-18T01:28:20.838713605</dc:date>
    <meta:editing-duration>PT14M22S</meta:editing-duration>
    <meta:editing-cycles>9</meta:editing-cycles>
    <meta:document-statistic meta:table-count="1" meta:cell-count="1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.15" chart:maximum="1.3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5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79cm" svg:height="9cm" xlink:href=".." xlink:type="simple" chart:class="chart:scatter" chart:style-name="ch1">
        <chart:title svg:x="5.431cm" svg:y="0.315cm" chart:style-name="ch2">
          <text:p>y(dt)</text:p>
        </chart:title>
        <chart:plot-area chart:style-name="ch3" table:cell-range-address="Sheet1.F2:Sheet1.G9" svg:x="1.233cm" svg:y="1.28cm" svg:width="10.507cm" svg:height="6.576cm">
          <chart:coordinate-region svg:x="2.169cm" svg:y="1.468cm" svg:width="9.37cm" svg:height="5.764cm"/>
          <chart:axis chart:dimension="x" chart:name="primary-x" chart:style-name="ch4">
            <chart:title svg:x="6.131cm" svg:y="8.037cm" chart:style-name="ch5">
              <text:p>dt, с</text:p>
            </chart:title>
            <chart:grid chart:style-name="ch6" chart:class="major"/>
          </chart:axis>
          <chart:axis chart:dimension="y" chart:name="primary-y" chart:style-name="ch7">
            <chart:title svg:x="0.451cm" svg:y="4.703cm" chart:style-name="ch8">
              <text:p>y</text:p>
            </chart:title>
            <chart:grid chart:style-name="ch6" chart:class="major"/>
          </chart:axis>
          <chart:series chart:style-name="ch9" chart:values-cell-range-address="Sheet1.G2:Sheet1.G9" chart:class="chart:scatter">
            <chart:domain table:cell-range-address="Sheet1.F2:Sheet1.F9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F2:Sheet1.F9</svg:desc>
                </draw:g>
              </table:table-cell>
              <table:table-cell office:value-type="float" office:value="1.30483031765742">
                <text:p>1.30483031765742</text:p>
                <draw:g>
                  <svg:desc>Sheet1.G2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9035364145658">
                <text:p>1.29035364145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5602175602176">
                <text:p>1.25602175602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4658048373645">
                <text:p>1.24658048373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3255902513328">
                <text:p>1.23255902513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.20684963458249">
                <text:p>1.20684963458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17095652173913">
                <text:p>1.17095652173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.16558558558559">
                <text:p>1.16558558558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